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0e7473" officeooo:paragraph-rsid="000e7473"/>
    </style:style>
    <style:style style:name="P2" style:family="paragraph" style:parent-style-name="Text_20_body">
      <style:text-properties style:font-name="Liberation Sans" officeooo:rsid="000fbf0d" officeooo:paragraph-rsid="000fbf0d"/>
    </style:style>
    <style:style style:name="P3" style:family="paragraph" style:parent-style-name="Heading_20_1">
      <style:text-properties officeooo:rsid="000e7473" officeooo:paragraph-rsid="000e7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sta de preguntas </text:h>
      <text:p text:style-name="P1">1. ¿De qué manera están estructurados los niveles?¿P0 es un nivel o un grupo?</text:p>
      <text:p text:style-name="P2">2. ¿Los profesores y el personal administrativo deberían estar registrados en el sistema aparte de los profesores?</text:p>
      <text:p text:style-name="P2">3. ¿Un profesor puede dar clase a más de un grupo?</text:p>
      <text:p text:style-name="P2">4. ¿Los alumnos tienen acceso a la plataforma web?</text:p>
      <text:p text:style-name="P2">5. ¿La comunicación entre los profesores y los padres es bilateral?¿Pueden contactar los padres con los profesores y viceversa?</text:p>
      <text:p text:style-name="P2">6. ¿Es un servicio obligatorio? ¿Qué pasa si un padre o tutor no suele acceder a la plataforma?</text:p>
      <text:p text:style-name="P2">7. ¿Cuántos alumnos hay como máximo en cada grupo?</text:p>
      <text:p text:style-name="P2">8. ¿Se debería mostrar información sobre las conexiones y cuándo fueron de cada uno de los usuarios?</text:p>
      <text:p text:style-name="P2">9. ¿Tiempo de disponibilidad de la plataforma?</text:p>
      <text:p text:style-name="P2">10. ¿Cuántas personas como máximo podrían conectarse a la vez al sistema?</text:p>
      <text:p text:style-name="P2">11. ¿Se enviarían notificaciones vía emai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36:11.346458859</meta:creation-date>
    <dc:date>2018-09-27T13:01:54.222488277</dc:date>
    <meta:editing-duration>PT3M22S</meta:editing-duration>
    <meta:editing-cycles>1</meta:editing-cycles>
    <meta:document-statistic meta:table-count="0" meta:image-count="0" meta:object-count="0" meta:page-count="1" meta:paragraph-count="12" meta:word-count="142" meta:character-count="844" meta:non-whitespace-character-count="713"/>
    <meta:generator>LibreOffice/5.4.6.2$Linux_X86_64 LibreOffice_project/40m0$Build-2</meta:generator>
  </office:meta>
</office:document-meta>
</file>